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event</text:p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remove_planet_flag</text:p>
          </table:table-cell>
          <table:table-cell office:value-type="string">
            <text:p>id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remove_planet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planet_class</text:p>
          </table:table-cell>
          <table:table-cell office:value-type="string">
            <text:p>has_planet_flag</text:p>
          </table:table-cell>
          <table:table-cell office:value-type="string">
            <text:p>planetary_diversity_enabled</text:p>
          </table:table-cell>
          <table:table-cell office:value-type="string">
            <text:p>is_planet_class_pc_tidallylocked</text:p>
          </table:table-cell>
          <table:table-cell office:value-type="string">
            <text:p>is_planet_class_pc_mangrove</text:p>
          </table:table-cell>
          <table:table-cell office:value-type="string">
            <text:p>is_planet_class_pc_desertislands</text:p>
          </table:table-cell>
          <table:table-cell office:value-type="string">
            <text:p>is_planet_class_pc_hajungle</text:p>
          </table:table-cell>
          <table:table-cell office:value-type="string">
            <text:p>is_planet_class_pc_cascadian</text:p>
          </table:table-cell>
          <table:table-cell office:value-type="string">
            <text:p>is_planet_class_pc_swamp</text:p>
          </table:table-cell>
          <table:table-cell office:value-type="string">
            <text:p>is_planet_class_pc_subarctic</text:p>
          </table:table-cell>
          <table:table-cell office:value-type="string">
            <text:p>is_planet_class_pc_glacial</text:p>
          </table:table-cell>
          <table:table-cell office:value-type="string">
            <text:p>is_planet_class_pc_geothermal</text:p>
          </table:table-cell>
          <table:table-cell office:value-type="string">
            <text:p>is_planet_class_pc_sandsea</text:p>
          </table:table-cell>
          <table:table-cell office:value-type="string">
            <text:p>is_planet_class_pc_mesa</text:p>
          </table:table-cell>
          <table:table-cell office:value-type="string">
            <text:p>is_planet_class_pc_oasis</text:p>
          </table:table-cell>
          <table:table-cell office:value-type="string">
            <text:p>is_planet_class_pc_hadesert</text:p>
          </table:table-cell>
          <table:table-cell office:value-type="string">
            <text:p>is_planet_class_pc_steppe</text:p>
          </table:table-cell>
          <table:table-cell office:value-type="string">
            <text:p>is_planet_class_pc_frozen_desert</text:p>
          </table:table-cell>
          <table:table-cell office:value-type="string">
            <text:p>is_planet_class_pc_antarctic</text:p>
          </table:table-cell>
          <table:table-cell office:value-type="string">
            <text:p>is_planet_class_pc_ammonia</text:p>
          </table:table-cell>
          <table:table-cell office:value-type="string">
            <text:p>is_planet_class_pc_methane</text:p>
          </table:table-cell>
          <table:table-cell office:value-type="string">
            <text:p>is_planet_class_pc_crystal</text:p>
          </table:table-cell>
          <table:table-cell office:value-type="string">
            <text:p>is_planet_class_pc_floating</text:p>
          </table:table-cell>
          <table:table-cell office:value-type="string">
            <text:p>new_worlds_enabled</text:p>
          </table:table-cell>
          <table:table-cell office:value-type="string">
            <text:p>is_planet_class_pc_geocrystalline</text:p>
          </table:table-cell>
          <table:table-cell office:value-type="string">
            <text:p>is_planet_class_pc_marginal</text:p>
          </table:table-cell>
          <table:table-cell office:value-type="string">
            <text:p>is_planet_class_pc_irradiated_marginal</text:p>
          </table:table-cell>
          <table:table-cell office:value-type="string">
            <text:p>is_planet_class_pc_marginal_cold</text:p>
          </table:table-cell>
          <table:table-cell office:value-type="string">
            <text:p>is_planet_class_pc_greenhouse_cold</text:p>
          </table:table-cell>
          <table:table-cell office:value-type="string">
            <text:p>is_planet_class_pc_greenhouse_hot</text:p>
          </table:table-cell>
          <table:table-cell office:value-type="string">
            <text:p>is_planet_class_pc_retinal</text:p>
          </table:table-cell>
          <table:table-cell office:value-type="string">
            <text:p>is_planet_class_pc_lush</text:p>
          </table:table-cell>
          <table:table-cell office:value-type="string">
            <text:p>is_planet_class_pc_irradiated_terrestr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terraforming_switch</text:p>
          </table:table-cell>
          <table:table-cell office:value-type="string">
            <text:p>OCC0</text:p>
          </table:table-cell>
          <table:table-cell office:value-type="string">
            <text:p>pc_desert</text:p>
          </table:table-cell>
          <table:table-cell office:value-type="string">
            <text:p>terraforming_from_pc_dese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terraforming_from_pc_desert</text:p>
          </table:table-cell>
          <table:table-cell office:value-type="string">
            <text:p>terraforming_from_pc_desert</text:p>
          </table:table-cell>
          <table:table-cell office:value-type="string">
            <text:p>cgm_terraforming.1</text:p>
          </table:table-cell>
          <table:table-cell office:value-type="string">
            <text:p>OCC0</text:p>
          </table:table-cell>
          <table:table-cell office:value-type="string">
            <text:p>terraforming_from_pc_desert</text:p>
          </table:table-cell>
          <table:table-cell office:value-type="string">
            <text:p>terraforming_from_pc_desert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c_tropical</text:p>
          </table:table-cell>
          <table:table-cell office:value-type="string">
            <text:p>terraforming_from_pc_trop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erraforming_from_pc_tropical</text:p>
          </table:table-cell>
          <table:table-cell office:value-type="string">
            <text:p>terraforming_from_pc_tropical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erraforming_from_pc_tropical</text:p>
          </table:table-cell>
          <table:table-cell office:value-type="string">
            <text:p>terraforming_from_pc_tropic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c_arid</text:p>
          </table:table-cell>
          <table:table-cell office:value-type="string">
            <text:p>terraforming_from_pc_ar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erraforming_from_pc_arid</text:p>
          </table:table-cell>
          <table:table-cell office:value-type="string">
            <text:p>terraforming_from_pc_arid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erraforming_from_pc_arid</text:p>
          </table:table-cell>
          <table:table-cell office:value-type="string">
            <text:p>terraforming_from_pc_arid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c_continental</text:p>
          </table:table-cell>
          <table:table-cell office:value-type="string">
            <text:p>terraforming_from_pc_contine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erraforming_from_pc_continental</text:p>
          </table:table-cell>
          <table:table-cell office:value-type="string">
            <text:p>terraforming_from_pc_continental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erraforming_from_pc_continental</text:p>
          </table:table-cell>
          <table:table-cell office:value-type="string">
            <text:p>terraforming_from_pc_continent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pc_ocean</text:p>
          </table:table-cell>
          <table:table-cell office:value-type="string">
            <text:p>terraforming_from_pc_oce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erraforming_from_pc_ocean</text:p>
          </table:table-cell>
          <table:table-cell office:value-type="string">
            <text:p>terraforming_from_pc_ocean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erraforming_from_pc_ocean</text:p>
          </table:table-cell>
          <table:table-cell office:value-type="string">
            <text:p>terraforming_from_pc_ocean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pc_tundra</text:p>
          </table:table-cell>
          <table:table-cell office:value-type="string">
            <text:p>terraforming_from_pc_tund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terraforming_from_pc_tundra</text:p>
          </table:table-cell>
          <table:table-cell office:value-type="string">
            <text:p>terraforming_from_pc_tundra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terraforming_from_pc_tundra</text:p>
          </table:table-cell>
          <table:table-cell office:value-type="string">
            <text:p>terraforming_from_pc_tundra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pc_arctic</text:p>
          </table:table-cell>
          <table:table-cell office:value-type="string">
            <text:p>terraforming_from_pc_arct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terraforming_from_pc_arctic</text:p>
          </table:table-cell>
          <table:table-cell office:value-type="string">
            <text:p>terraforming_from_pc_arctic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terraforming_from_pc_arctic</text:p>
          </table:table-cell>
          <table:table-cell office:value-type="string">
            <text:p>terraforming_from_pc_arctic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pc_alpine</text:p>
          </table:table-cell>
          <table:table-cell office:value-type="string">
            <text:p>terraforming_from_pc_alp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terraforming_from_pc_alpine</text:p>
          </table:table-cell>
          <table:table-cell office:value-type="string">
            <text:p>terraforming_from_pc_alpine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terraforming_from_pc_alpine</text:p>
          </table:table-cell>
          <table:table-cell office:value-type="string">
            <text:p>terraforming_from_pc_alpin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pc_savannah</text:p>
          </table:table-cell>
          <table:table-cell office:value-type="string">
            <text:p>terraforming_from_pc_savanna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terraforming_from_pc_savannah</text:p>
          </table:table-cell>
          <table:table-cell office:value-type="string">
            <text:p>terraforming_from_pc_savannah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terraforming_from_pc_savannah</text:p>
          </table:table-cell>
          <table:table-cell office:value-type="string">
            <text:p>terraforming_from_pc_savannah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pc_gaia</text:p>
          </table:table-cell>
          <table:table-cell office:value-type="string">
            <text:p>terraforming_from_pc_ga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terraforming_from_pc_gaia</text:p>
          </table:table-cell>
          <table:table-cell office:value-type="string">
            <text:p>terraforming_from_pc_gaia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terraforming_from_pc_gaia</text:p>
          </table:table-cell>
          <table:table-cell office:value-type="string">
            <text:p>terraforming_from_pc_gaia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pc_nuked</text:p>
          </table:table-cell>
          <table:table-cell office:value-type="string">
            <text:p>terraforming_from_pc_nu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terraforming_from_pc_nuked</text:p>
          </table:table-cell>
          <table:table-cell office:value-type="string">
            <text:p>terraforming_from_pc_nuked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terraforming_from_pc_nuked</text:p>
          </table:table-cell>
          <table:table-cell office:value-type="string">
            <text:p>terraforming_from_pc_nuked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pc_machine</text:p>
          </table:table-cell>
          <table:table-cell office:value-type="string">
            <text:p>terraforming_from_pc_mach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terraforming_from_pc_machine</text:p>
          </table:table-cell>
          <table:table-cell office:value-type="string">
            <text:p>terraforming_from_pc_machine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terraforming_from_pc_machine</text:p>
          </table:table-cell>
          <table:table-cell office:value-type="string">
            <text:p>terraforming_from_pc_machin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>terraforming_from_pc_tidallyloc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terraforming_from_pc_tidallylocked</text:p>
          </table:table-cell>
          <table:table-cell office:value-type="string">
            <text:p>terraforming_from_pc_tidallylocked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terraforming_from_pc_tidallylocked</text:p>
          </table:table-cell>
          <table:table-cell office:value-type="string">
            <text:p>terraforming_from_pc_tidallylocked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>terraforming_from_pc_mangrov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terraforming_from_pc_mangrove</text:p>
          </table:table-cell>
          <table:table-cell office:value-type="string">
            <text:p>terraforming_from_pc_mangrove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terraforming_from_pc_mangrove</text:p>
          </table:table-cell>
          <table:table-cell office:value-type="string">
            <text:p>terraforming_from_pc_mangrov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/>
          </table:table-cell>
          <table:table-cell office:value-type="string">
            <text:p>terraforming_from_pc_desertisland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terraforming_from_pc_desertislands</text:p>
          </table:table-cell>
          <table:table-cell office:value-type="string">
            <text:p>terraforming_from_pc_desertislands</text:p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terraforming_from_pc_desertislands</text:p>
          </table:table-cell>
          <table:table-cell office:value-type="string">
            <text:p>terraforming_from_pc_desertisland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/>
          </table:table-cell>
          <table:table-cell office:value-type="string">
            <text:p>terraforming_from_pc_hajungl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terraforming_from_pc_hajungle</text:p>
          </table:table-cell>
          <table:table-cell office:value-type="string">
            <text:p>terraforming_from_pc_hajungle</text:p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terraforming_from_pc_hajungle</text:p>
          </table:table-cell>
          <table:table-cell office:value-type="string">
            <text:p>terraforming_from_pc_hajungl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/>
          </table:table-cell>
          <table:table-cell office:value-type="string">
            <text:p>terraforming_from_pc_cascadian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terraforming_from_pc_cascadian</text:p>
          </table:table-cell>
          <table:table-cell office:value-type="string">
            <text:p>terraforming_from_pc_cascadian</text:p>
          </table:table-cell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terraforming_from_pc_cascadian</text:p>
          </table:table-cell>
          <table:table-cell office:value-type="string">
            <text:p>terraforming_from_pc_cascadian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/>
          </table:table-cell>
          <table:table-cell office:value-type="string">
            <text:p>terraforming_from_pc_swamp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terraforming_from_pc_swamp</text:p>
          </table:table-cell>
          <table:table-cell office:value-type="string">
            <text:p>terraforming_from_pc_swamp</text:p>
          </table:table-cell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terraforming_from_pc_swamp</text:p>
          </table:table-cell>
          <table:table-cell office:value-type="string">
            <text:p>terraforming_from_pc_swamp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/>
          </table:table-cell>
          <table:table-cell office:value-type="string">
            <text:p>terraforming_from_pc_subarctic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terraforming_from_pc_subarctic</text:p>
          </table:table-cell>
          <table:table-cell office:value-type="string">
            <text:p>terraforming_from_pc_subarctic</text:p>
          </table:table-cell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terraforming_from_pc_subarctic</text:p>
          </table:table-cell>
          <table:table-cell office:value-type="string">
            <text:p>terraforming_from_pc_subarctic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/>
          </table:table-cell>
          <table:table-cell office:value-type="string">
            <text:p>terraforming_from_pc_glacial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terraforming_from_pc_glacial</text:p>
          </table:table-cell>
          <table:table-cell office:value-type="string">
            <text:p>terraforming_from_pc_glacial</text:p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terraforming_from_pc_glacial</text:p>
          </table:table-cell>
          <table:table-cell office:value-type="string">
            <text:p>terraforming_from_pc_glaci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/>
          </table:table-cell>
          <table:table-cell office:value-type="string">
            <text:p>terraforming_from_pc_geothermal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terraforming_from_pc_geothermal</text:p>
          </table:table-cell>
          <table:table-cell office:value-type="string">
            <text:p>terraforming_from_pc_geothermal</text:p>
          </table:table-cell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terraforming_from_pc_geothermal</text:p>
          </table:table-cell>
          <table:table-cell office:value-type="string">
            <text:p>terraforming_from_pc_geothe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/>
          </table:table-cell>
          <table:table-cell office:value-type="string">
            <text:p>terraforming_from_pc_sandsea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terraforming_from_pc_sandsea</text:p>
          </table:table-cell>
          <table:table-cell office:value-type="string">
            <text:p>terraforming_from_pc_sandsea</text:p>
          </table:table-cell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terraforming_from_pc_sandsea</text:p>
          </table:table-cell>
          <table:table-cell office:value-type="string">
            <text:p>terraforming_from_pc_sandsea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/>
          </table:table-cell>
          <table:table-cell office:value-type="string">
            <text:p>terraforming_from_pc_mesa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terraforming_from_pc_mesa</text:p>
          </table:table-cell>
          <table:table-cell office:value-type="string">
            <text:p>terraforming_from_pc_mesa</text:p>
          </table:table-cell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terraforming_from_pc_mesa</text:p>
          </table:table-cell>
          <table:table-cell office:value-type="string">
            <text:p>terraforming_from_pc_mesa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/>
          </table:table-cell>
          <table:table-cell office:value-type="string">
            <text:p>terraforming_from_pc_oasi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terraforming_from_pc_oasis</text:p>
          </table:table-cell>
          <table:table-cell office:value-type="string">
            <text:p>terraforming_from_pc_oasis</text:p>
          </table:table-cell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terraforming_from_pc_oasis</text:p>
          </table:table-cell>
          <table:table-cell office:value-type="string">
            <text:p>terraforming_from_pc_oas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/>
          </table:table-cell>
          <table:table-cell office:value-type="string">
            <text:p>terraforming_from_pc_hadesert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terraforming_from_pc_hadesert</text:p>
          </table:table-cell>
          <table:table-cell office:value-type="string">
            <text:p>terraforming_from_pc_hadesert</text:p>
          </table:table-cell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terraforming_from_pc_hadesert</text:p>
          </table:table-cell>
          <table:table-cell office:value-type="string">
            <text:p>terraforming_from_pc_hadesert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/>
          </table:table-cell>
          <table:table-cell office:value-type="string">
            <text:p>terraforming_from_pc_stepp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terraforming_from_pc_steppe</text:p>
          </table:table-cell>
          <table:table-cell office:value-type="string">
            <text:p>terraforming_from_pc_steppe</text:p>
          </table:table-cell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terraforming_from_pc_steppe</text:p>
          </table:table-cell>
          <table:table-cell office:value-type="string">
            <text:p>terraforming_from_pc_stepp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/>
          </table:table-cell>
          <table:table-cell office:value-type="string">
            <text:p>terraforming_from_pc_frozen_desert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terraforming_from_pc_frozen_desert</text:p>
          </table:table-cell>
          <table:table-cell office:value-type="string">
            <text:p>terraforming_from_pc_frozen_desert</text:p>
          </table:table-cell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terraforming_from_pc_frozen_desert</text:p>
          </table:table-cell>
          <table:table-cell office:value-type="string">
            <text:p>terraforming_from_pc_frozen_desert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/>
          </table:table-cell>
          <table:table-cell office:value-type="string">
            <text:p>terraforming_from_pc_antarctic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terraforming_from_pc_antarctic</text:p>
          </table:table-cell>
          <table:table-cell office:value-type="string">
            <text:p>terraforming_from_pc_antarctic</text:p>
          </table:table-cell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terraforming_from_pc_antarctic</text:p>
          </table:table-cell>
          <table:table-cell office:value-type="string">
            <text:p>terraforming_from_pc_antarctic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/>
          </table:table-cell>
          <table:table-cell office:value-type="string">
            <text:p>terraforming_from_pc_ammonia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terraforming_from_pc_ammonia</text:p>
          </table:table-cell>
          <table:table-cell office:value-type="string">
            <text:p>terraforming_from_pc_ammonia</text:p>
          </table:table-cell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terraforming_from_pc_ammonia</text:p>
          </table:table-cell>
          <table:table-cell office:value-type="string">
            <text:p>terraforming_from_pc_ammonia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/>
          </table:table-cell>
          <table:table-cell office:value-type="string">
            <text:p>terraforming_from_pc_methan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terraforming_from_pc_methane</text:p>
          </table:table-cell>
          <table:table-cell office:value-type="string">
            <text:p>terraforming_from_pc_methane</text:p>
          </table:table-cell>
          <table:table-cell office:value-type="string">
            <text:p/>
          </table:table-cell>
          <table:table-cell office:value-type="string">
            <text:p>OCC29</text:p>
          </table:table-cell>
          <table:table-cell office:value-type="string">
            <text:p>terraforming_from_pc_methane</text:p>
          </table:table-cell>
          <table:table-cell office:value-type="string">
            <text:p>terraforming_from_pc_methan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/>
          </table:table-cell>
          <table:table-cell office:value-type="string">
            <text:p>terraforming_from_pc_crystal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terraforming_from_pc_crystal</text:p>
          </table:table-cell>
          <table:table-cell office:value-type="string">
            <text:p>terraforming_from_pc_crystal</text:p>
          </table:table-cell>
          <table:table-cell office:value-type="string">
            <text:p/>
          </table:table-cell>
          <table:table-cell office:value-type="string">
            <text:p>OCC30</text:p>
          </table:table-cell>
          <table:table-cell office:value-type="string">
            <text:p>terraforming_from_pc_crystal</text:p>
          </table:table-cell>
          <table:table-cell office:value-type="string">
            <text:p>terraforming_from_pc_cryst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/>
          </table:table-cell>
          <table:table-cell office:value-type="string">
            <text:p>terraforming_from_pc_floating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terraforming_from_pc_floating</text:p>
          </table:table-cell>
          <table:table-cell office:value-type="string">
            <text:p>terraforming_from_pc_floating</text:p>
          </table:table-cell>
          <table:table-cell office:value-type="string">
            <text:p/>
          </table:table-cell>
          <table:table-cell office:value-type="string">
            <text:p>OCC31</text:p>
          </table:table-cell>
          <table:table-cell office:value-type="string">
            <text:p>terraforming_from_pc_floating</text:p>
          </table:table-cell>
          <table:table-cell office:value-type="string">
            <text:p>terraforming_from_pc_floating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/>
          </table:table-cell>
          <table:table-cell office:value-type="string">
            <text:p>terraforming_from_pc_geocrystall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terraforming_from_pc_geocrystalline</text:p>
          </table:table-cell>
          <table:table-cell office:value-type="string">
            <text:p>terraforming_from_pc_geocrystalline</text:p>
          </table:table-cell>
          <table:table-cell office:value-type="string">
            <text:p/>
          </table:table-cell>
          <table:table-cell office:value-type="string">
            <text:p>OCC32</text:p>
          </table:table-cell>
          <table:table-cell office:value-type="string">
            <text:p>terraforming_from_pc_geocrystalline</text:p>
          </table:table-cell>
          <table:table-cell office:value-type="string">
            <text:p>terraforming_from_pc_geocrystalline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/>
          </table:table-cell>
          <table:table-cell office:value-type="string">
            <text:p>terraforming_from_pc_marg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terraforming_from_pc_marginal</text:p>
          </table:table-cell>
          <table:table-cell office:value-type="string">
            <text:p>terraforming_from_pc_marginal</text:p>
          </table:table-cell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terraforming_from_pc_marginal</text:p>
          </table:table-cell>
          <table:table-cell office:value-type="string">
            <text:p>terraforming_from_pc_margin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/>
          </table:table-cell>
          <table:table-cell office:value-type="string">
            <text:p>terraforming_from_pc_irradiated_marg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terraforming_from_pc_irradiated_marginal</text:p>
          </table:table-cell>
          <table:table-cell office:value-type="string">
            <text:p>terraforming_from_pc_irradiated_marginal</text:p>
          </table:table-cell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terraforming_from_pc_irradiated_marginal</text:p>
          </table:table-cell>
          <table:table-cell office:value-type="string">
            <text:p>terraforming_from_pc_irradiated_margin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/>
          </table:table-cell>
          <table:table-cell office:value-type="string">
            <text:p>terraforming_from_pc_marginal_co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terraforming_from_pc_marginal_cold</text:p>
          </table:table-cell>
          <table:table-cell office:value-type="string">
            <text:p>terraforming_from_pc_marginal_cold</text:p>
          </table:table-cell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terraforming_from_pc_marginal_cold</text:p>
          </table:table-cell>
          <table:table-cell office:value-type="string">
            <text:p>terraforming_from_pc_marginal_cold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/>
          </table:table-cell>
          <table:table-cell office:value-type="string">
            <text:p>terraforming_from_pc_greenhouse_co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terraforming_from_pc_greenhouse_cold</text:p>
          </table:table-cell>
          <table:table-cell office:value-type="string">
            <text:p>terraforming_from_pc_greenhouse_cold</text:p>
          </table:table-cell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terraforming_from_pc_greenhouse_cold</text:p>
          </table:table-cell>
          <table:table-cell office:value-type="string">
            <text:p>terraforming_from_pc_greenhouse_cold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/>
          </table:table-cell>
          <table:table-cell office:value-type="string">
            <text:p>terraforming_from_pc_greenhouse_h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terraforming_from_pc_greenhouse_hot</text:p>
          </table:table-cell>
          <table:table-cell office:value-type="string">
            <text:p>terraforming_from_pc_greenhouse_hot</text:p>
          </table:table-cell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terraforming_from_pc_greenhouse_hot</text:p>
          </table:table-cell>
          <table:table-cell office:value-type="string">
            <text:p>terraforming_from_pc_greenhouse_hot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/>
          </table:table-cell>
          <table:table-cell office:value-type="string">
            <text:p>terraforming_from_pc_ret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terraforming_from_pc_retinal</text:p>
          </table:table-cell>
          <table:table-cell office:value-type="string">
            <text:p>terraforming_from_pc_retinal</text:p>
          </table:table-cell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terraforming_from_pc_retinal</text:p>
          </table:table-cell>
          <table:table-cell office:value-type="string">
            <text:p>terraforming_from_pc_retinal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9</text:p>
          </table:table-cell>
          <table:table-cell office:value-type="string">
            <text:p/>
          </table:table-cell>
          <table:table-cell office:value-type="string">
            <text:p>terraforming_from_pc_lus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OCC39</text:p>
          </table:table-cell>
          <table:table-cell office:value-type="string">
            <text:p>terraforming_from_pc_lush</text:p>
          </table:table-cell>
          <table:table-cell office:value-type="string">
            <text:p>terraforming_from_pc_lush</text:p>
          </table:table-cell>
          <table:table-cell office:value-type="string">
            <text:p/>
          </table:table-cell>
          <table:table-cell office:value-type="string">
            <text:p>OCC39</text:p>
          </table:table-cell>
          <table:table-cell office:value-type="string">
            <text:p>terraforming_from_pc_lush</text:p>
          </table:table-cell>
          <table:table-cell office:value-type="string">
            <text:p>terraforming_from_pc_lush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40</text:p>
          </table:table-cell>
          <table:table-cell office:value-type="string">
            <text:p/>
          </table:table-cell>
          <table:table-cell office:value-type="string">
            <text:p>terraforming_from_pc_irradiated_terrestr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40</text:p>
          </table:table-cell>
          <table:table-cell office:value-type="string">
            <text:p>terraforming_from_pc_irradiated_terrestrial</text:p>
          </table:table-cell>
          <table:table-cell office:value-type="string">
            <text:p>terraforming_from_pc_irradiated_terrestrial</text:p>
          </table:table-cell>
          <table:table-cell office:value-type="string">
            <text:p/>
          </table:table-cell>
          <table:table-cell office:value-type="string">
            <text:p>OCC40</text:p>
          </table:table-cell>
          <table:table-cell office:value-type="string">
            <text:p>terraforming_from_pc_irradiated_terrestrial</text:p>
          </table:table-cell>
          <table:table-cell office:value-type="string">
            <text:p>terraforming_from_pc_irradiated_terrestri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